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ffffff" draw:marker-start-width="0.359cm" draw:marker-end-width="0.359cm" draw:fill-color="#999999" draw:textarea-horizontal-align="justify" draw:textarea-vertical-align="middle" draw:auto-grow-height="false" fo:min-height="2.028cm" fo:min-width="21.088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1.02cm" fo:min-width="9.9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9.914cm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dddddd" draw:textarea-horizontal-align="justify" draw:textarea-vertical-align="middle" draw:auto-grow-height="false" fo:min-height="8.396cm" fo:min-width="20.738cm" fo:padding-top="0.178cm" fo:padding-bottom="0.178cm" fo:padding-left="0.303cm" fo:padding-right="0.303cm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1.555cm" fo:min-width="8.898cm"/>
    </style:style>
    <style:style style:name="gr8" style:family="graphic" style:parent-style-name="standard">
      <style:graphic-properties draw:fill-color="#801900" draw:textarea-horizontal-align="justify" draw:textarea-vertical-align="middle" draw:auto-grow-height="false" fo:min-height="0.38cm" fo:min-width="2.04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083cm"/>
    </style:style>
    <style:style style:name="gr12" style:family="graphic" style:parent-style-name="standard">
      <style:graphic-properties draw:textarea-horizontal-align="justify" draw:textarea-vertical-align="middle" draw:auto-grow-height="false" fo:min-height="0.195cm" fo:min-width="0.262cm"/>
    </style:style>
    <style:style style:name="gr13" style:family="graphic" style:parent-style-name="standard" style:list-style-name="L3">
      <style:graphic-properties draw:stroke="none" draw:fill="none" fo:min-height="1.2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16" style:family="graphic" style:parent-style-name="standard">
      <style:graphic-properties draw:fill-color="#66ccff" draw:opacity="45%" draw:textarea-horizontal-align="justify" draw:textarea-vertical-align="middle" draw:auto-grow-height="false" fo:min-height="1.02cm" fo:min-width="4.58cm"/>
    </style:style>
    <style:style style:name="gr17" style:family="graphic" style:parent-style-name="standard">
      <style:graphic-properties draw:fill-color="#ff9900" draw:opacity="100%" draw:textarea-horizontal-align="justify" draw:textarea-vertical-align="middle" draw:auto-grow-height="false" fo:min-height="1.02cm" fo:min-width="4.58cm"/>
    </style:style>
    <style:style style:name="gr18" style:family="graphic" style:parent-style-name="standard">
      <style:graphic-properties draw:fill-color="#ff6600" draw:textarea-horizontal-align="justify" draw:textarea-vertical-align="middle" draw:auto-grow-height="false" fo:min-height="1.02cm" fo:min-width="4.58cm"/>
    </style:style>
    <style:style style:name="gr19" style:family="graphic" style:parent-style-name="standard">
      <style:graphic-properties draw:fill-color="#0000cc" draw:textarea-horizontal-align="justify" draw:textarea-vertical-align="middle" draw:auto-grow-height="false" fo:min-height="0.668cm" fo:min-width="3.466cm"/>
    </style:style>
    <style:style style:name="gr20" style:family="graphic" style:parent-style-name="standard">
      <style:graphic-properties draw:fill-color="#ff3333" draw:textarea-horizontal-align="justify" draw:textarea-vertical-align="middle" draw:auto-grow-height="false" fo:min-height="0.668cm" fo:min-width="3.466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0.668cm" fo:min-width="3.466cm"/>
    </style:style>
    <style:style style:name="gr22" style:family="graphic" style:parent-style-name="standard">
      <style:graphic-properties draw:fill-color="#333333" draw:textarea-horizontal-align="justify" draw:textarea-vertical-align="middle" draw:auto-grow-height="false" fo:min-height="1.356cm" fo:min-width="3.9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1.111cm"/>
    </style:style>
    <style:style style:name="gr25" style:family="graphic" style:parent-style-name="standard">
      <style:graphic-properties draw:fill="none" draw:textarea-vertical-align="middle" draw:auto-grow-height="false" fo:min-height="13.473cm" fo:min-width="0cm"/>
    </style:style>
    <style:style style:name="gr26" style:family="graphic" style:parent-style-name="standard">
      <style:graphic-properties svg:stroke-color="#ffffff" draw:opacity="40%" draw:textarea-horizontal-align="justify" draw:textarea-vertical-align="middle" draw:auto-grow-height="false" fo:min-height="8.895cm" fo:min-width="4.019cm"/>
    </style:style>
    <style:style style:name="gr27" style:family="graphic" style:parent-style-name="standard" style:list-style-name="L5">
      <style:graphic-properties draw:stroke="none" draw:fill="none" fo:min-height="2.776cm"/>
    </style:style>
    <style:style style:name="gr28" style:family="graphic" style:parent-style-name="standard">
      <style:graphic-properties draw:stroke="none" draw:fill="none" fo:min-height="1.666cm"/>
    </style:style>
    <style:style style:name="gr29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1.356cm" fo:min-width="10.25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1.276cm" fo:min-width="4.074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1.276cm" fo:min-width="10.17cm" fo:padding-top="0.165cm" fo:padding-bottom="0.165cm" fo:padding-left="0.29cm" fo:padding-right="0.29cm"/>
    </style:style>
    <style:style style:name="gr32" style:family="graphic" style:parent-style-name="standard">
      <style:graphic-properties svg:stroke-color="#ffffff" draw:opacity="40%" draw:textarea-horizontal-align="justify" draw:textarea-vertical-align="middle" draw:auto-grow-height="false" fo:min-height="2.799cm" fo:min-width="4.019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-color="#8019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center"/>
      <style:text-properties fo:color="#ffffff" fo:font-size="16pt" style:font-size-asian="16pt" style:font-size-complex="16pt"/>
    </style:style>
    <style:style style:name="P16" style:family="paragraph">
      <loext:graphic-properties draw:fill-color="#66ccff" draw:opacity="45%"/>
      <style:paragraph-properties fo:text-align="center"/>
    </style:style>
    <style:style style:name="P17" style:family="paragraph">
      <loext:graphic-properties draw:fill-color="#ff9900" draw:opacity="100%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0000cc"/>
      <style:paragraph-properties fo:text-align="center"/>
    </style:style>
    <style:style style:name="P20" style:family="paragraph">
      <loext:graphic-properties draw:fill-color="#ff3333"/>
      <style:paragraph-properties fo:text-align="center"/>
      <style:text-properties fo:color="#ffffff"/>
    </style:style>
    <style:style style:name="P21" style:family="paragraph">
      <loext:graphic-properties draw:fill-color="#99ff66"/>
      <style:paragraph-properties fo:text-align="center"/>
    </style:style>
    <style:style style:name="P22" style:family="paragraph">
      <loext:graphic-properties draw:fill-color="#333333"/>
      <style:paragraph-properties fo:text-align="center"/>
      <style:text-properties fo:color="#ffffff"/>
    </style:style>
    <style:style style:name="P23" style:family="paragraph">
      <loext:graphic-properties draw:fill="none"/>
      <style:paragraph-properties fo:text-align="center"/>
      <style:text-properties fo:color="#000000" fo:font-style="normal" fo:text-shadow="1pt 1pt" style:text-underline-style="solid" style:text-underline-width="auto" style:text-underline-color="font-color" fo:font-weight="bold" style:font-style-asian="normal" style:font-style-complex="normal"/>
    </style:style>
    <style:style style:name="P24" style:family="paragraph">
      <loext:graphic-properties draw:fill="none"/>
      <style:paragraph-properties fo:text-align="center"/>
      <style:text-properties fo:color="#000000" fo:text-shadow="1pt 1pt" style:text-underline-style="solid" style:text-underline-width="auto" style:text-underline-color="font-color" fo:font-weight="bold"/>
    </style:style>
    <style:style style:name="P25" style:family="paragraph">
      <loext:graphic-properties draw:opacity="40%"/>
      <style:paragraph-properties fo:text-align="center"/>
    </style:style>
    <style:style style:name="P26" style:family="paragraph">
      <loext:graphic-properties draw:fill="none"/>
      <style:paragraph-properties fo:text-align="start"/>
      <style:text-properties fo:color="#800000" fo:font-style="normal" fo:text-shadow="none" style:text-underline-style="solid" style:text-underline-width="auto" style:text-underline-color="font-color" fo:font-weight="bold" style:font-style-asian="normal" style:font-style-complex="normal"/>
    </style:style>
    <style:style style:name="P27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color="#000000" fo:font-size="14pt" fo:font-style="normal" fo:text-shadow="1pt 1pt" style:text-underline-style="solid" style:text-underline-width="auto" style:text-underline-color="font-color" fo:font-weight="bold" style:font-size-asian="14pt" style:font-style-asian="normal" style:font-size-complex="14pt" style:font-style-complex="normal"/>
    </style:style>
    <style:style style:name="T8" style:family="text">
      <style:text-properties fo:color="#000000" fo:font-size="14pt" fo:text-shadow="1pt 1pt" style:text-underline-style="solid" style:text-underline-width="auto" style:text-underline-color="font-color" fo:font-weight="bold" style:font-size-asian="14pt" style:font-size-complex="14pt"/>
    </style:style>
    <style:style style:name="T9" style:family="text">
      <style:text-properties fo:color="#800000" fo:font-size="14pt" fo:font-style="normal" fo:text-shadow="none" style:text-underline-style="solid" style:text-underline-width="auto" style:text-underline-color="font-color" fo:font-weight="bold" style:font-size-asian="14pt" style:font-style-asian="normal" style:font-size-complex="14pt" style:font-style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844cm" svg:height="2.64cm" svg:x="5.18cm" svg:y="1.0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7.272cm" svg:height="1.673cm" svg:x="7.49cm" svg:y="1.178cm">
          <draw:text-box>
            <text:p text:style-name="P2"><text:span text:style-name="T1">PBPK model for acetaminophen &amp; metabolites</text:span></text:p>
          </draw:text-box>
        </draw:frame>
        <draw:custom-shape draw:style-name="gr3" draw:text-style-name="P4" draw:layer="layout" svg:width="10.414cm" svg:height="1.27cm" svg:x="16.256cm" svg:y="2.13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922cm" svg:height="1.361cm" svg:x="16.002cm" svg:y="2.095cm">
          <draw:text-box>
            <text:p text:style-name="P2"><text:span text:style-name="T2">37 parameters fixed at constant values in original publication</text:span></text:p>
          </draw:text-box>
        </draw:frame>
        <draw:custom-shape draw:style-name="gr5" draw:text-style-name="P2" draw:layer="layout" svg:width="10.414cm" svg:height="1.27cm" svg:x="5.588cm" svg:y="2.14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112cm" svg:height="1.361cm" svg:x="7.592cm" svg:y="2.048cm">
          <draw:text-box>
            <text:p text:style-name="P2"><text:span text:style-name="T2">21 parameters estimate in original publication</text:span></text:p>
          </draw:text-box>
        </draw:frame>
        <draw:custom-shape draw:style-name="gr6" draw:text-style-name="P7" draw:layer="layout" svg:width="21.844cm" svg:height="9.252cm" svg:x="5.38cm" svg:y="4.718cm">
          <text:p/>
          <draw:enhanced-geometry svg:viewBox="0 0 21600 21600" draw:path-stretchpoint-x="10800" draw:path-stretchpoint-y="10800" draw:text-areas="?f3 ?f4 ?f5 ?f6" draw:type="round-rectangle" draw:modifiers="1999.313616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9.398cm" svg:height="1.805cm" svg:x="16.31cm" svg:y="4.9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398cm" svg:height="1.805cm" svg:x="6.65cm" svg:y="4.97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014cm" svg:height="1.673cm" svg:x="6.834cm" svg:y="4.946cm">
          <draw:text-box>
            <text:p text:style-name="P2"><text:span text:style-name="T1">Elementary effect test</text:span></text:p>
          </draw:text-box>
        </draw:frame>
        <draw:custom-shape draw:style-name="gr8" draw:text-style-name="P9" draw:layer="layout" svg:width="2.54cm" svg:height="0.63cm" svg:x="10.236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6.202cm" svg:y1="3.718cm" svg:x2="16.202cm" svg:y2="4.718cm">
          <text:p/>
        </draw:line>
        <draw:frame draw:style-name="gr10" draw:text-style-name="P11" draw:layer="layout" svg:width="9.144cm" svg:height="0.806cm" svg:x="16.51cm" svg:y="3.81cm">
          <draw:text-box>
            <text:p><text:span text:style-name="T3">Prior distribution of model parameters</text:span></text:p>
          </draw:text-box>
        </draw:frame>
        <draw:frame draw:style-name="gr11" draw:text-style-name="P13" draw:layer="layout" svg:width="12.954cm" svg:height="2.333cm" svg:x="9.806cm" svg:y="7.473cm">
          <draw:text-box>
            <text:p text:style-name="P12"><text:span text:style-name="T4">Convergence test</text:span></text:p>
            <text:list text:style-name="L2">
              <text:list-item>
                <text:p text:style-name="P12"><text:span text:style-name="T5">Sample size effects on output variability</text:span></text:p>
              </text:list-item>
              <text:list-item>
                <text:p text:style-name="P12"><text:span text:style-name="T5">Effective estimators in sensitivity determination</text:span></text:p>
              </text:list-item>
            </text:list>
          </draw:text-box>
        </draw:frame>
        <draw:custom-shape draw:style-name="gr12" draw:text-style-name="P2" draw:layer="layout" svg:width="1.524cm" svg:height="0.508cm" svg:x="15.495cm" svg:y="6.9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1.524cm" svg:height="0.508cm" svg:x="15.494cm" svg:y="9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4" draw:layer="layout" svg:width="14.602cm" svg:height="1.505cm" svg:x="9.274cm" svg:y="10.074cm">
          <draw:text-box>
            <text:list text:style-name="L3">
              <text:list-header>
                <text:p text:style-name="P12"><text:span text:style-name="T4">Sensitivity analysis for model parameter</text:span></text:p>
              </text:list-header>
            </text:list>
          </draw:text-box>
        </draw:frame>
        <draw:custom-shape draw:style-name="gr12" draw:text-style-name="P2" draw:layer="layout" svg:width="1.524cm" svg:height="0.508cm" svg:x="15.495cm" svg:y="10.9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5" draw:layer="layout" svg:width="2.794cm" svg:height="0.878cm" svg:x="10.144cm" svg:y="5.899cm">
          <draw:text-box>
            <text:p text:style-name="P2"><text:span text:style-name="T6">Morris</text:span></text:p>
          </draw:text-box>
        </draw:frame>
        <draw:frame draw:style-name="gr2" draw:text-style-name="P3" draw:layer="layout" svg:width="9.014cm" svg:height="1.673cm" svg:x="16.534cm" svg:y="4.947cm">
          <draw:text-box>
            <text:p text:style-name="P2"><text:span text:style-name="T1">Variance-based SA</text:span></text:p>
          </draw:text-box>
        </draw:frame>
        <draw:custom-shape draw:style-name="gr8" draw:text-style-name="P9" draw:layer="layout" svg:width="2.54cm" svg:height="0.63cm" svg:x="16.836cm" svg:y="5.9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0.63cm" svg:x="19.736cm" svg:y="5.9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0.63cm" svg:x="22.636cm" svg:y="5.9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27cm" svg:x="5.842cm" svg:y="12.038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" draw:id="id1" draw:layer="layout" svg:width="4.572cm" svg:height="1.361cm" svg:x="5.996cm" svg:y="11.938cm">
          <draw:text-box>
            <text:p text:style-name="P2"><text:span text:style-name="T2">No. of insensitive parameters</text:span></text:p>
          </draw:text-box>
        </draw:frame>
        <draw:custom-shape draw:style-name="gr16" draw:text-style-name="P16" draw:layer="layout" svg:width="5.08cm" svg:height="1.27cm" svg:x="11.142cm" svg:y="12.03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08cm" svg:height="1.27cm" svg:x="16.442cm" svg:y="12.03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08cm" svg:height="1.27cm" svg:x="21.742cm" svg:y="12.038cm">
          <text:p/>
          <draw:enhanced-geometry svg:viewBox="0 0 21600 21600" draw:type="rectangle" draw:enhanced-path="M 0 0 L 21600 0 21600 21600 0 21600 0 0 Z N"/>
        </draw:custom-shape>
        <draw:frame draw:style-name="gr4" draw:text-style-name="P18" xml:id="id3" draw:id="id3" draw:layer="layout" svg:width="4.572cm" svg:height="1.361cm" svg:x="11.396cm" svg:y="11.939cm">
          <draw:text-box>
            <text:p text:style-name="P2"><text:span text:style-name="T3">No. of sensitive parameters</text:span></text:p>
          </draw:text-box>
        </draw:frame>
        <draw:frame draw:style-name="gr4" draw:text-style-name="P18" xml:id="id6" draw:id="id6" draw:layer="layout" svg:width="4.572cm" svg:height="1.361cm" svg:x="16.696cm" svg:y="11.94cm">
          <draw:text-box>
            <text:p text:style-name="P2"><text:span text:style-name="T3">No. of sensitive parameters</text:span></text:p>
          </draw:text-box>
        </draw:frame>
        <draw:frame draw:style-name="gr4" draw:text-style-name="P6" draw:layer="layout" svg:width="4.572cm" svg:height="1.361cm" svg:x="21.996cm" svg:y="11.941cm">
          <draw:text-box>
            <text:p text:style-name="P2"><text:span text:style-name="T2">No. of insensitive parameters</text:span></text:p>
          </draw:text-box>
        </draw:frame>
        <draw:frame draw:style-name="gr14" draw:text-style-name="P15" draw:layer="layout" svg:width="8.964cm" svg:height="0.878cm" svg:x="17.144cm" svg:y="5.899cm">
          <draw:text-box>
            <text:p text:style-name="P12"><text:span text:style-name="T6">FAST <text:s text:c="8"/>Jansen <text:s text:c="6"/>Owen</text:span></text:p>
          </draw:text-box>
        </draw:frame>
        <draw:custom-shape draw:style-name="gr19" draw:text-style-name="P19" xml:id="id2" draw:id="id2" draw:layer="layout" svg:width="4.064cm" svg:height="1.016cm" svg:x="7.476cm" svg:y="15.494cm">
          <text:p text:style-name="P2">Simulation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0" xml:id="id4" draw:id="id4" draw:layer="layout" svg:width="4.064cm" svg:height="1.016cm" svg:x="12.31cm" svg:y="15.494cm">
          <text:p text:style-name="P2"><text:span text:style-name="T1">Simulat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5" draw:id="id5" draw:layer="layout" svg:width="4.064cm" svg:height="1.016cm" svg:x="17.044cm" svg:y="15.494cm">
          <text:p text:style-name="P2">Simulation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4.572cm" svg:height="1.778cm" svg:x="21.812cm" svg:y="14.732cm">
          <text:p text:style-name="P2"><text:span text:style-name="T1">Simulation 4</text:span></text:p>
          <text:p text:style-name="P2"><text:span text:style-name="T1">All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draw:type="curve" svg:x1="8.282cm" svg:y1="13.299cm" svg:x2="9.508cm" svg:y2="15.494cm" draw:start-shape="id1" draw:start-glue-point="2" draw:end-shape="id2" svg:d="M8282 13299c0 1645 1226 548 1226 2195" svg:viewBox="0 0 1227 2196">
          <text:p/>
        </draw:connector>
        <draw:connector draw:style-name="gr23" draw:text-style-name="P10" draw:layer="layout" draw:type="curve" svg:x1="13.682cm" svg:y1="13.3cm" svg:x2="9.508cm" svg:y2="15.494cm" draw:start-shape="id3" draw:start-glue-point="2" draw:end-shape="id2" svg:d="M13682 13300c0 1645-4174 549-4174 2194" svg:viewBox="0 0 4175 2195">
          <text:p/>
        </draw:connector>
        <draw:connector draw:style-name="gr23" draw:text-style-name="P10" draw:layer="layout" draw:type="curve" svg:x1="13.682cm" svg:y1="13.3cm" svg:x2="14.342cm" svg:y2="15.494cm" draw:start-shape="id3" draw:start-glue-point="2" draw:end-shape="id4" draw:end-glue-point="0" svg:d="M13682 13300c0 1645 660 549 660 2194" svg:viewBox="0 0 661 2195">
          <text:p/>
        </draw:connector>
        <draw:connector draw:style-name="gr23" draw:text-style-name="P10" draw:layer="layout" draw:type="curve" svg:x1="13.682cm" svg:y1="13.3cm" svg:x2="19.076cm" svg:y2="15.494cm" draw:start-shape="id3" draw:start-glue-point="2" draw:end-shape="id5" svg:d="M13682 13300c0 1645 5394 549 5394 2194" svg:viewBox="0 0 5395 2195">
          <text:p/>
        </draw:connector>
        <draw:connector draw:style-name="gr23" draw:text-style-name="P10" draw:layer="layout" draw:type="curve" svg:x1="18.982cm" svg:y1="13.301cm" svg:x2="19.076cm" svg:y2="15.494cm" draw:start-shape="id6" draw:start-glue-point="2" draw:end-shape="id5" svg:d="M18982 13301c0 1644 94 548 94 2193" svg:viewBox="0 0 95 2194">
          <text:p/>
        </draw:connector>
        <draw:frame draw:style-name="gr24" draw:text-style-name="P23" draw:layer="layout" svg:width="5.842cm" svg:height="1.361cm" svg:x="8.136cm" svg:y="11.232cm">
          <draw:text-box>
            <text:p text:style-name="P2"><text:span text:style-name="T7">21 original parameters</text:span></text:p>
          </draw:text-box>
        </draw:frame>
        <draw:frame draw:style-name="gr24" draw:text-style-name="P24" draw:layer="layout" svg:width="6.484cm" svg:height="1.361cm" svg:x="18.354cm" svg:y="11.232cm">
          <draw:text-box>
            <text:p text:style-name="P2"><text:span text:style-name="T8">37 additional parameters</text:span></text:p>
          </draw:text-box>
        </draw:frame>
        <draw:custom-shape draw:style-name="gr25" draw:text-style-name="P10" draw:layer="layout" svg:width="1.269cm" svg:height="14.477cm" draw:transform="rotate (1.5707963267949) translate (9.56cm 18.187cm)">
          <text:p/>
          <draw:enhanced-geometry svg:viewBox="0 0 21600 21600" draw:mirror-vertical="fals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" draw:text-style-name="P25" draw:layer="layout" svg:width="4.518cm" svg:height="9.144cm" svg:x="0.762cm" svg:y="8.12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7" draw:text-style-name="P26" draw:layer="layout" svg:width="3.002cm" svg:height="3.026cm" svg:x="0.916cm" svg:y="9.254cm">
          <draw:text-box>
            <text:p text:style-name="P12"><text:span text:style-name="T9">Global Sensitivity Analysis</text:span></text:p>
          </draw:text-box>
        </draw:frame>
        <draw:frame draw:style-name="gr28" draw:text-style-name="P26" draw:layer="layout" svg:width="3.81cm" svg:height="1.916cm" svg:x="0.87cm" svg:y="14.878cm">
          <draw:text-box>
            <text:p text:style-name="P12"><text:span text:style-name="T9">MCMC Simulations</text:span></text:p>
          </draw:text-box>
        </draw:frame>
        <draw:custom-shape draw:style-name="gr29" draw:text-style-name="P27" draw:layer="layout" svg:width="10.922cm" svg:height="1.778cm" svg:x="11.376cm" svg:y="18.496cm">
          <text:p text:style-name="P2"><text:span text:style-name="T10">Accuracy / Prec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826cm" svg:height="1.778cm" svg:x="0.462cm" svg:y="6.096cm">
          <text:p text:style-name="P2"><text:span text:style-name="T10">Computational</text:span></text:p>
          <text:p text:style-name="P12"><text:span text:style-name="T10"><text:s/></text:span><text:span text:style-name="T10">Effici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10.922cm" svg:height="1.778cm" svg:x="11.377cm" svg:y="18.497cm">
          <text:p text:style-name="P2"><text:span text:style-name="T10">Accuracy / Prec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4.518cm" svg:height="3.048cm" svg:x="0.708cm" svg:y="17.72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8" draw:text-style-name="P26" draw:layer="layout" svg:width="3.81cm" svg:height="1.916cm" svg:x="0.87cm" svg:y="18.258cm">
          <draw:text-box>
            <text:p text:style-name="P12"><text:span text:style-name="T9">Evaluation of Model Performance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9:55:25.848415345</meta:creation-date>
    <meta:editing-duration>PT48M52S</meta:editing-duration>
    <meta:editing-cycles>15</meta:editing-cycles>
    <meta:generator>LibreOffice/5.4.2.2$Linux_X86_64 LibreOffice_project/22b09f6418e8c2d508a9eaf86b2399209b0990f4</meta:generator>
    <dc:date>2017-11-28T14:09:40.596344648</dc:date>
    <meta:document-statistic meta:object-count="75"/>
  </office:meta>
</office:document-meta>
</file>